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9cm" draw:z-index="0"><draw:image xlink:href="../../odt_eng/images/0017.png" xlink:type="simple" xlink:show="embed" xlink:actuate="onLoad"/></draw:frame></text:span></text:span></text:p>
          </table:table-cell>
          <table:table-cell table:style-name="Table1.B1" office:value-type="string">
            <text:p text:style-name="P6">From file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48cm" svg:height="1.221cm" draw:z-index="0"><draw:image xlink:href="../../odt_eng/images/001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s </text:span></text:span><text:span text:style-name="Основной_20_шрифт_20_абзаца"><text:span text:style-name="T3">vectorized </text:span></text:span><text:span text:style-name="Основной_20_шрифт_20_абзаца"><text:span text:style-name="T1">and returns values of tabulated time-dependent functions calculated by the method of linear interpolations </text:span></text:span><text:span text:style-name="Основной_20_шрифт_20_абзаца"><text:span text:style-name="T1">at its output. The table is defined as a text file wherein the format of each line shall be as follows:</text:span></text:span></text:p>
            <text:p text:style-name="P4">&lt;time&gt; &lt;value of function 1&gt; …. &lt;value of function N&gt;</text:p>
            <text:p text:style-name="Text_20_body"><text:span text:style-name="Основной_20_шрифт_20_абзаца"><text:span text:style-name="T3">Example</text:span></text:span><text:span text:style-name="Основной_20_шрифт_20_абзаца"><text:span text:style-name="T1">:</text:span></text:span></text:p>
            <text:p text:style-name="P4">0.1 <text:s text:c="2"/>1 <text:s text:c="2"/>2 <text:s/>6 <text:s text:c="2"/>9</text:p>
            <text:p text:style-name="P4">0.2 <text:s text:c="2"/>6 <text:s text:c="2"/>3 <text:s text:c="2"/>7 <text:s text:c="2"/>10</text:p>
            <text:p text:style-name="P4">0.3 <text:s text:c="2"/>3 <text:s text:c="2"/>5 <text:s text:c="2"/>3 <text:s text:c="2"/>9</text:p>
            <text:p text:style-name="P4">The file is read out one time during initialization, then it will be interpolated on the basis of loaded data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974328188132782485" text:style-name="L1">
              <text:list-item>
                <text:p text:style-name="P7">Number of functions in the file – number of columns with values of functions in the text file.</text:p>
              </text:list-item>
              <text:list-item>
                <text:p text:style-name="P7">Data file name – relative path to the table file.</text:p>
              </text:list-item>
              <text:list-item>
                <text:p text:style-name="P7">Argument multiplication coefficient – coefficient the simulation time is multiplied by in the course of interpolation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з файла</dc:title>
    <meta:creation-date>2012-04-09T10:18:00Z</meta:creation-date>
    <dc:date>2012-04-25T08:31:34.99</dc:date>
    <meta:editing-cycles>9</meta:editing-cycles>
    <meta:editing-duration>PT6H57M19S</meta:editing-duration>
    <meta:document-statistic meta:table-count="1" meta:image-count="2" meta:object-count="0" meta:page-count="1" meta:paragraph-count="17" meta:word-count="142" meta:character-count="78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7.odt/Normal.dotm"/>
  </office:meta>
</office:document-meta>
</file>